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frac>
        <math:mi math:fontstyle="italic">MTBF</math:mi>
        <math:mrow>
          <math:mo math:stretchy="false"></math:mo>
          <math:mrow>
            <math:mi math:fontstyle="italic">MTBF</math:mi>
            <math:mo math:stretchy="false"></math:mo>
            <math:mi math:fontstyle="italic">MTTR</math:mi>
          </math:mrow>
          <math:mo math:stretchy="false"></math:mo>
        </math:mrow>
      </math:mfrac>
    </math:mrow>
    <math:annotation math:encoding="StarMath 5.0">D=MTBF over (MTBF+MTTR)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Franck OURION</meta:initial-creator>
    <meta:creation-date>2006-12-07T09:05:12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